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! Sir Knight Commander?!</text:p>
          </table:table-cell>
          <table:table-cell table:number-columns-repeated="1020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 looks hurt...! What happened here?!</text:p>
          </table:table-cell>
          <table:table-cell table:number-columns-repeated="1020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Ah, everyone! Thank goodness you've come!
You couldn't have come at a better time!!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know what's happened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う・・・っ」</text:p>
          </table:table-cell>
          <table:table-cell table:style-name="ce0"/>
          <table:table-cell table:style-name="ce0"/>
          <table:table-cell table:style-name="ce0" office:value-type="string">
            <text:p>Knight Commander Gaora
“Ughh...”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s he all right...?</text:p>
          </table:table-cell>
          <table:table-cell table:number-columns-repeated="1020"/>
        </table:table-row>
        <table:table-row>
          <table:table-cell table:style-name="ce0" office:value-type="string">
            <text:p>私、傷薬を用意してき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prepare a salve for his wounds!</text:p>
          </table:table-cell>
          <table:table-cell table:number-columns-repeated="1020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I'll let you and Harukaze tend
to the Commander.</text:p>
          </table:table-cell>
          <table:table-cell table:number-columns-repeated="1020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style-name="ce0"/>
          <table:table-cell table:style-name="ce0"/>
          <table:table-cell table:style-name="ce0" office:value-type="string">
            <text:p>Hamuko, Kiryū, you two will go to the castle
and inform the princess about his injuries.</text:p>
          </table:table-cell>
          <table:table-cell table:number-columns-repeated="1020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style-name="ce0"/>
          <table:table-cell table:style-name="ce0"/>
          <table:table-cell table:style-name="ce0" office:value-type="string">
            <text:p>In the meantime, Takoyaki and I will consult
with Sharusharu to figure out what's going on.</text:p>
          </table:table-cell>
          <table:table-cell table:number-columns-repeated="1020"/>
        </table:table-row>
        <table:table-row>
          <table:table-cell table:style-name="ce0" office:value-type="string">
            <text:p>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じゃ、ひとっ走り行ってく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et's hotfoot it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たしは？　あたしは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 about me? What about me?</text:p>
          </table:table-cell>
          <table:table-cell table:number-columns-repeated="1020"/>
        </table:table-row>
        <table:table-row>
          <table:table-cell table:style-name="ce0" office:value-type="string">
            <text:p>家の前で見張り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 outside and keep a lookout.</text:p>
          </table:table-cell>
          <table:table-cell table:number-columns-repeated="1020"/>
        </table:table-row>
        <table:table-row>
          <table:table-cell table:style-name="ce0" office:value-type="string">
            <text:p>（忘れられてた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e completely forgot m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